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/>
    <style:font-face style:name="Liberation Sans" svg:font-family="'Liberation Sans'"/>
    <style:font-face style:name="Liberation Serif1" svg:font-family="'Liberation Serif'"/>
    <style:font-face style:name="LMMono10" svg:font-family="LMMono10" style:font-pitch="fixed"/>
    <style:font-face style:name="Droid Sans Mono1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size="15pt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Normal">
      <style:paragraph-properties fo:text-align="start" style:justify-single-word="false"/>
    </style:style>
    <style:style style:name="T1" style:family="text">
      <style:text-properties style:font-name="Liberation Serif1" fo:font-size="12pt" fo:language="en" fo:country="US"/>
    </style:style>
    <style:style style:name="T2" style:family="text">
      <style:text-properties style:font-name="Liberation Serif1" fo:font-size="12pt" fo:language="en" fo:country="US" fo:font-weight="bold" style:font-weight-asian="bold" style:font-weight-complex="bold"/>
    </style:style>
    <style:style style:name="T3" style:family="text">
      <style:text-properties style:font-name="Liberation Serif1" fo:font-size="14pt" fo:language="en" fo:country="US" style:font-size-asian="14pt" style:font-size-complex="14pt"/>
    </style:style>
    <style:style style:name="T4" style:family="text">
      <style:text-properties style:font-name="Liberation Serif1" fo:font-size="14pt" fo:language="en" fo:country="US" fo:font-weight="bold" style:font-size-asian="14pt" style:font-weight-asian="bold" style:font-size-complex="14pt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CME213<text:tab/><text:tab/>Final Project Submission 1</text:p>
        <text:p text:style-name="P2">Dong-Bang Tsai</text:p>
        <text:p text:style-name="P2"><text:span text:style-name="T1"/></text:p>
        <text:p text:style-name="P3"><text:span text:style-name="T1">1. </text:span><text:span text:style-name="T4">Performance Benchmark:</text:span></text:p>
        <text:p text:style-name="P3"><text:span text:style-name="T1"/></text:p>
        <text:p text:style-name="P3"><text:span text:style-name="T2">cant:</text:span><text:span text:style-name="T1"> The running time of my code for 50 iterations is: 279.059 milliseconds.</text:span></text:p>
        <text:p text:style-name="P3"><text:span text:style-name="T2">consph: </text:span><text:span text:style-name="T1">The running time of my code for 20 iterations is: 163.506 milliseconds.</text:span></text:p>
        <text:p text:style-name="P3"><text:span text:style-name="T1"></text:span><text:span text:style-name="T2">cop20k_A: </text:span><text:span text:style-name="T1">The running time of my code for 73 iterations is: 249.963 milliseconds.</text:span></text:p>
        <text:p text:style-name="P3"><text:span text:style-name="T2">dense2:</text:span><text:span text:style-name="T1"> The running time of my code for 10 iterations is: 104.191 milliseconds.</text:span></text:p>
        <text:p text:style-name="P3"><text:span text:style-name="T2">jonheart: </text:span><text:span text:style-name="T1">The running time of my code for 60 iterations is: 4.39174 milliseconds.</text:span></text:p>
        <text:p text:style-name="P3"><text:span text:style-name="T2">mac_econ_fwd500: </text:span><text:span text:style-name="T1">The running time of my code for 12 iterations is: 22.4801 milliseconds.</text:span></text:p>
        <text:p text:style-name="P3"><text:span text:style-name="T2">mc2depi:</text:span><text:span text:style-name="T1"> The running time of my code for 70 iterations is: 251.274 milliseconds.</text:span></text:p>
        <text:p text:style-name="P3"><text:span text:style-name="T2">pdb1HYS: </text:span><text:span text:style-name="T1">The running time of my code for 30 iterations is: 194.271 milliseconds.</text:span></text:p>
        <text:p text:style-name="P3"><text:span text:style-name="T1"></text:span><text:span text:style-name="T2">pwtk:</text:span><text:span text:style-name="T1"> The running time of my code for 25 iterations is: 391.587 milliseconds.</text:span></text:p>
        <text:p text:style-name="P3"><text:span text:style-name="T1"></text:span><text:span text:style-name="T2">qcd5_4: </text:span><text:span text:style-name="T1">The running time of my code for 63 iterations is: 161.19 milliseconds.</text:span></text:p>
        <text:p text:style-name="P3"><text:span text:style-name="T2">rail4284: </text:span><text:span text:style-name="T1">The running time of my code for 10 iterations is: 231.153 milliseconds.</text:span></text:p>
        <text:p text:style-name="P3"><text:span text:style-name="T1"></text:span><text:span text:style-name="T2">rma10: </text:span><text:span text:style-name="T1">The running time of my code for 74 iterations is: 242.566 milliseconds.</text:span></text:p>
        <text:p text:style-name="P3"><text:span text:style-name="T2">scircuit:</text:span><text:span text:style-name="T1"> The running time of my code for 30 iterations is: 45.849 milliseconds.</text:span></text:p>
        <text:p text:style-name="P3"><text:span text:style-name="T2">shipsec1:</text:span><text:span text:style-name="T1"> The running time of my code for 10 iterations is: 106.683 milliseconds.</text:span></text:p>
        <text:p text:style-name="P3"><text:span text:style-name="T2">webbase-1M:</text:span><text:span text:style-name="T1"> The running time of my code for 77 iterations is: 431.985 milliseconds.</text:span></text:p>
        <text:p text:style-name="P3"><text:span text:style-name="T1"><text:line-break/>2. </text:span><text:span text:style-name="T4">Correctness Test:</text:span></text:p>
        <text:p text:style-name="P3"><text:span text:style-name="T1"/></text:p>
        <text:p text:style-name="P3"><text:span text:style-name="T1">I used reference_spMVscan-released.cu to do the testing, and I passed the requirement. See the following log. <text:line-break/></text:span></text:p>
        <text:p text:style-name="P3"><text:span text:style-name="T1">[dbtsai@node014 aux]$ ./a.out </text:span></text:p>
        <text:p text:style-name="P3"><text:span text:style-name="T1"></text:span></text:p>
        <text:p text:style-name="P3"><text:span text:style-name="T1">Root directory for data files: /home/dbtsai/benchmarksuite/</text:span></text:p>
        <text:p text:style-name="P3"><text:span text:style-name="T1"></text:span></text:p>
        <text:p text:style-name="P3"><text:span text:style-name="T1">Reading data in directory: cant</text:span></text:p>
        <text:p text:style-name="P3"><text:span text:style-name="T1">Parameters read from file:</text:span></text:p>
        <text:p text:style-name="P3"><text:span text:style-name="T1">n (size of a) = 4007383, p (number of segments) = 62450, q (size of x) = 740737</text:span></text:p>
        <text:p text:style-name="P3"><text:span text:style-name="T1">Number of iterations set to: N = 3</text:span></text:p>
        <text:p text:style-name="P3"><text:span text:style-name="T1">CPU <text:s text:c="2"/>took 120 ms</text:span></text:p>
        <text:p text:style-name="P3"><text:span text:style-name="T1">File:<text:tab/> absolute l2/linf - relative l2/linf <text:tab/> 3.7e+00 <text:s/>5.2e-02 <text:s/>1.4e-06 <text:s/>9.3e-07</text:span></text:p>
        <text:p text:style-name="P3"><text:span text:style-name="T1"></text:span></text:p>
        <text:p text:style-name="P3"><text:span text:style-name="T1">Reading data in directory: consph</text:span></text:p>
        <text:p text:style-name="P3"><text:span text:style-name="T1">Parameters read from file:</text:span></text:p>
        <text:p text:style-name="P3"><text:span text:style-name="T1">n (size of a) = 6010480, p (number of segments) = 83333, q (size of x) = 214464</text:span></text:p>
        <text:p text:style-name="P3"><text:span text:style-name="T1">Number of iterations set to: N = 3</text:span></text:p>
        <text:p text:style-name="P3"><text:span text:style-name="T1">CPU <text:s text:c="2"/>took 130 ms</text:span></text:p>
        <text:p text:style-name="P3"><text:span text:style-name="T1">File:<text:tab/> absolute l2/linf - relative l2/linf <text:tab/> 5.2e+02 <text:s/>7.8e+00 <text:s/>1.4e-06 <text:s/>8.6e-07</text:span></text:p>
        <text:p text:style-name="P3"><text:span text:style-name="T1"></text:span></text:p>
        <text:p text:style-name="P3"><text:span text:style-name="T1">Reading data in directory: cop20k_A</text:span></text:p>
        <text:p text:style-name="P3"><text:span text:style-name="T1">Parameters read from file:</text:span></text:p>
        <text:p text:style-name="P3"><text:span text:style-name="T1">n (size of a) = 2624331, p (number of segments) = 121191, q (size of x) = 104806</text:span></text:p>
        <text:p text:style-name="P3"><text:span text:style-name="T1">Number of iterations set to: N = 3</text:span></text:p>
        <text:p text:style-name="P3"><text:soft-page-break/><text:span text:style-name="T1">CPU <text:s text:c="2"/>took 60 ms</text:span></text:p>
        <text:p text:style-name="P3"><text:span text:style-name="T1">File:<text:tab/> absolute l2/linf - relative l2/linf <text:tab/> 6.6e-01 <text:s/>5.8e-02 <text:s/>1.3e-06 <text:s/>2.0e-06</text:span></text:p>
        <text:p text:style-name="P3"><text:span text:style-name="T1"></text:span></text:p>
        <text:p text:style-name="P3"><text:span text:style-name="T1">Reading data in directory: dense2</text:span></text:p>
        <text:p text:style-name="P3"><text:span text:style-name="T1">Parameters read from file:</text:span></text:p>
        <text:p text:style-name="P3"><text:span text:style-name="T1">n (size of a) = 4000000, p (number of segments) = 1999, q (size of x) = 618114</text:span></text:p>
        <text:p text:style-name="P3"><text:span text:style-name="T1">Number of iterations set to: N = 3</text:span></text:p>
        <text:p text:style-name="P3"><text:span text:style-name="T1">CPU <text:s text:c="2"/>took 110 ms</text:span></text:p>
        <text:p text:style-name="P3"><text:span text:style-name="T1">File:<text:tab/> absolute l2/linf - relative l2/linf <text:tab/> 1.7e+02 <text:s/>6.0e+00 <text:s/>1.9e-06 <text:s/>5.6e-06</text:span></text:p>
        <text:p text:style-name="P3"><text:span text:style-name="T1"></text:span></text:p>
        <text:p text:style-name="P3"><text:span text:style-name="T1">Reading data in directory: jonheart</text:span></text:p>
        <text:p text:style-name="P3"><text:span text:style-name="T1">Parameters read from file:</text:span></text:p>
        <text:p text:style-name="P3"><text:span text:style-name="T1">n (size of a) = 37035, p (number of segments) = 3128, q (size of x) = 684279</text:span></text:p>
        <text:p text:style-name="P3"><text:span text:style-name="T1">Number of iterations set to: N = 3</text:span></text:p>
        <text:p text:style-name="P3"><text:span text:style-name="T1">CPU <text:s text:c="2"/>took 0 ms</text:span></text:p>
        <text:p text:style-name="P3"><text:span text:style-name="T1">File:<text:tab/> absolute l2/linf - relative l2/linf <text:tab/> 2.1e-02 <text:s/>4.2e-03 <text:s/>1.3e-06 <text:s/>2.0e-06</text:span></text:p>
        <text:p text:style-name="P3"><text:span text:style-name="T1"></text:span></text:p>
        <text:p text:style-name="P3"><text:span text:style-name="T1">Reading data in directory: mac_econ_fwd500</text:span></text:p>
        <text:p text:style-name="P3"><text:span text:style-name="T1">Parameters read from file:</text:span></text:p>
        <text:p text:style-name="P3"><text:span text:style-name="T1">n (size of a) = 1273389, p (number of segments) = 206499, q (size of x) = 759983</text:span></text:p>
        <text:p text:style-name="P3"><text:span text:style-name="T1">Number of iterations set to: N = 3</text:span></text:p>
        <text:p text:style-name="P3"><text:span text:style-name="T1">CPU <text:s text:c="2"/>took 50 ms</text:span></text:p>
        <text:p text:style-name="P3"><text:span text:style-name="T1">File:<text:tab/> absolute l2/linf - relative l2/linf <text:tab/> 3.7e+01 <text:s/>4.9e+00 <text:s/>1.4e-06 <text:s/>1.4e-06</text:span></text:p>
        <text:p text:style-name="P3"><text:span text:style-name="T1"></text:span></text:p>
        <text:p text:style-name="P3"><text:span text:style-name="T1">Reading data in directory: mc2depi</text:span></text:p>
        <text:p text:style-name="P3"><text:span text:style-name="T1">Parameters read from file:</text:span></text:p>
        <text:p text:style-name="P3"><text:span text:style-name="T1">n (size of a) = 2100225, p (number of segments) = 525824, q (size of x) = 10765</text:span></text:p>
        <text:p text:style-name="P3"><text:span text:style-name="T1">Number of iterations set to: N = 3</text:span></text:p>
        <text:p text:style-name="P3"><text:span text:style-name="T1">CPU <text:s text:c="2"/>took 40 ms</text:span></text:p>
        <text:p text:style-name="P3"><text:span text:style-name="T1">File:<text:tab/> absolute l2/linf - relative l2/linf <text:tab/> 8.9e+00 <text:s/>5.1e-01 <text:s/>1.3e-06 <text:s/>2.3e-06</text:span></text:p>
        <text:p text:style-name="P3"><text:span text:style-name="T1"></text:span></text:p>
        <text:p text:style-name="P3"><text:span text:style-name="T1">Reading data in directory: pdb1HYS</text:span></text:p>
        <text:p text:style-name="P3"><text:span text:style-name="T1">Parameters read from file:</text:span></text:p>
        <text:p text:style-name="P3"><text:span text:style-name="T1">n (size of a) = 4344765, p (number of segments) = 36416, q (size of x) = 426573</text:span></text:p>
        <text:p text:style-name="P3"><text:span text:style-name="T1">Number of iterations set to: N = 3</text:span></text:p>
        <text:p text:style-name="P3"><text:span text:style-name="T1">CPU <text:s text:c="2"/>took 100 ms</text:span></text:p>
        <text:p text:style-name="P3"><text:span text:style-name="T1">File:<text:tab/> absolute l2/linf - relative l2/linf <text:tab/> 1.7e+01 <text:s/>6.2e-01 <text:s/>1.3e-06 <text:s/>1.7e-06</text:span></text:p>
        <text:p text:style-name="P3"><text:span text:style-name="T1"></text:span></text:p>
        <text:p text:style-name="P3"><text:span text:style-name="T1">Reading data in directory: pwtk</text:span></text:p>
        <text:p text:style-name="P3"><text:span text:style-name="T1">Parameters read from file:</text:span></text:p>
        <text:p text:style-name="P3"><text:span text:style-name="T1">n (size of a) = 11634424, p (number of segments) = 217917, q (size of x) = 281408</text:span></text:p>
        <text:p text:style-name="P3"><text:span text:style-name="T1">Number of iterations set to: N = 3</text:span></text:p>
        <text:p text:style-name="P3"><text:span text:style-name="T1">CPU <text:s text:c="2"/>took 250 ms</text:span></text:p>
        <text:p text:style-name="P3"><text:span text:style-name="T1">File:<text:tab/> absolute l2/linf - relative l2/linf <text:tab/> 1.6e+05 <text:s/>6.1e+03 <text:s/>1.4e-06 <text:s/>1.4e-06</text:span></text:p>
        <text:p text:style-name="P3"><text:span text:style-name="T1"></text:span></text:p>
        <text:p text:style-name="P3"><text:span text:style-name="T1">Reading data in directory: qcd5_4</text:span></text:p>
        <text:p text:style-name="P3"><text:span text:style-name="T1">Parameters read from file:</text:span></text:p>
        <text:p text:style-name="P3"><text:span text:style-name="T1">n (size of a) = 1916928, p (number of segments) = 49151, q (size of x) = 17216</text:span></text:p>
        <text:p text:style-name="P3"><text:span text:style-name="T1">Number of iterations set to: N = 3</text:span></text:p>
        <text:p text:style-name="P3"><text:soft-page-break/><text:span text:style-name="T1">CPU <text:s text:c="2"/>took 40 ms</text:span></text:p>
        <text:p text:style-name="P3"><text:span text:style-name="T1">File:<text:tab/> absolute l2/linf - relative l2/linf <text:tab/> 2.3e-01 <text:s/>5.9e-03 <text:s/>1.4e-06 <text:s/>1.6e-06</text:span></text:p>
        <text:p text:style-name="P3"><text:span text:style-name="T1"></text:span></text:p>
        <text:p text:style-name="P3"><text:span text:style-name="T1">Reading data in directory: rail4284</text:span></text:p>
        <text:p text:style-name="P3"><text:span text:style-name="T1">Parameters read from file:</text:span></text:p>
        <text:p text:style-name="P3"><text:span text:style-name="T1">n (size of a) = 11279748, p (number of segments) = 4283, q (size of x) = 560567</text:span></text:p>
        <text:p text:style-name="P3"><text:span text:style-name="T1">Number of iterations set to: N = 3</text:span></text:p>
        <text:p text:style-name="P3"><text:span text:style-name="T1">CPU <text:s text:c="2"/>took 270 ms</text:span></text:p>
        <text:p text:style-name="P3"><text:span text:style-name="T1">File:<text:tab/> absolute l2/linf - relative l2/linf <text:tab/> 7.0e+02 <text:s/>1.3e+01 <text:s/>2.5e-06 <text:s/>5.5e-06</text:span></text:p>
        <text:p text:style-name="P3"><text:span text:style-name="T1"></text:span></text:p>
        <text:p text:style-name="P3"><text:span text:style-name="T1">Reading data in directory: rma10</text:span></text:p>
        <text:p text:style-name="P3"><text:span text:style-name="T1">Parameters read from file:</text:span></text:p>
        <text:p text:style-name="P3"><text:span text:style-name="T1">n (size of a) = 2374001, p (number of segments) = 46834, q (size of x) = 802446</text:span></text:p>
        <text:p text:style-name="P3"><text:span text:style-name="T1">Number of iterations set to: N = 3</text:span></text:p>
        <text:p text:style-name="P3"><text:span text:style-name="T1">CPU <text:s text:c="2"/>took 80 ms</text:span></text:p>
        <text:p text:style-name="P3"><text:span text:style-name="T1">File:<text:tab/> absolute l2/linf - relative l2/linf <text:tab/> 3.8e-01 <text:s/>9.5e-03 <text:s/>1.4e-06 <text:s/>1.6e-06</text:span></text:p>
        <text:p text:style-name="P3"><text:span text:style-name="T1"></text:span></text:p>
        <text:p text:style-name="P3"><text:span text:style-name="T1">Reading data in directory: scircuit</text:span></text:p>
        <text:p text:style-name="P3"><text:span text:style-name="T1">Parameters read from file:</text:span></text:p>
        <text:p text:style-name="P3"><text:span text:style-name="T1">n (size of a) = 958936, p (number of segments) = 170997, q (size of x) = 321417</text:span></text:p>
        <text:p text:style-name="P3"><text:span text:style-name="T1">Number of iterations set to: N = 3</text:span></text:p>
        <text:p text:style-name="P3"><text:span text:style-name="T1">CPU <text:s text:c="2"/>took 20 ms</text:span></text:p>
        <text:p text:style-name="P3"><text:span text:style-name="T1">File:<text:tab/> absolute l2/linf - relative l2/linf <text:tab/> 8.4e-01 <text:s/>5.2e-02 <text:s/>1.3e-06 <text:s/>5.2e-07</text:span></text:p>
        <text:p text:style-name="P3"><text:span text:style-name="T1"></text:span></text:p>
        <text:p text:style-name="P3"><text:span text:style-name="T1">Reading data in directory: shipsec1</text:span></text:p>
        <text:p text:style-name="P3"><text:span text:style-name="T1">Parameters read from file:</text:span></text:p>
        <text:p text:style-name="P3"><text:span text:style-name="T1">n (size of a) = 7813404, p (number of segments) = 140873, q (size of x) = 693767</text:span></text:p>
        <text:p text:style-name="P3"><text:span text:style-name="T1">Number of iterations set to: N = 3</text:span></text:p>
        <text:p text:style-name="P3"><text:span text:style-name="T1">CPU <text:s text:c="2"/>took 230 ms</text:span></text:p>
        <text:p text:style-name="P3"><text:span text:style-name="T1">File:<text:tab/> absolute l2/linf - relative l2/linf <text:tab/> 2.5e+10 <text:s/>6.4e+08 <text:s/>1.3e-06 <text:s/>6.3e-07</text:span></text:p>
        <text:p text:style-name="P3"><text:span text:style-name="T1"></text:span></text:p>
        <text:p text:style-name="P3"><text:span text:style-name="T1">Reading data in directory: webbase-1M</text:span></text:p>
        <text:p text:style-name="P3"><text:span text:style-name="T1">Parameters read from file:</text:span></text:p>
        <text:p text:style-name="P3"><text:span text:style-name="T1">n (size of a) = 3105536, p (number of segments) = 1000004, q (size of x) = 223734</text:span></text:p>
        <text:p text:style-name="P3"><text:span text:style-name="T1">Number of iterations set to: N = 3</text:span></text:p>
        <text:p text:style-name="P3"><text:span text:style-name="T1">CPU <text:s text:c="2"/>took 90 ms</text:span></text:p>
        <text:p text:style-name="P3"><text:span text:style-name="T1">File:<text:tab/> absolute l2/linf - relative l2/linf <text:tab/> 3.3e-03 <text:s/>3.4e-04 <text:s/>1.3e-06 <text:s/>3.3e-06<text:line-break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 Sans Mono" svg:font-family="'Droid Sans Mono'"/>
    <style:font-face style:name="Liberation Sans" svg:font-family="'Liberation Sans'"/>
    <style:font-face style:name="Liberation Serif1" svg:font-family="'Liberation Serif'"/>
    <style:font-face style:name="LMMono10" svg:font-family="LMMono10" style:font-pitch="fixed"/>
    <style:font-face style:name="Droid Sans Mono1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Header" style:family="paragraph" style:parent-style-name="Normal" style:class="extra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>
      <style:paragraph-properties style:writing-mode="lr-tb"/>
      <style:text-properties style:font-name="Liberation Serif1" fo:font-size="12pt" fo:language="en" fo:country="US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Liberation Sans" fo:font-size="14pt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Preformatted_20_Text" style:display-name="Preformatted Text" style:family="paragraph" style:parent-style-name="Normal" style:class="html">
      <style:paragraph-properties fo:margin-top="0in" fo:margin-bottom="0in"/>
      <style:text-properties style:font-name="Droid Sans Mono" fo:font-size="10pt"/>
    </style:style>
    <style:style style:name="Emphasis_5f_text" style:display-name="Emphasis_text" style:family="text">
      <style:text-properties fo:font-style="italic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ong-Bang Tsai</meta:initial-creator>
    <dc:creator>dbtsai </dc:creator>
    <meta:creation-date>2012-05-09T20:14:00</meta:creation-date>
    <dc:date>2012-06-02T21:23:07</dc:date>
    <meta:editing-duration>PT2H26M38S</meta:editing-duration>
    <meta:editing-cycles>28</meta:editing-cycles>
    <meta:document-statistic meta:table-count="0" meta:image-count="0" meta:object-count="0" meta:page-count="3" meta:paragraph-count="128" meta:word-count="968" meta:character-count="5666" meta:non-whitespace-character-count="4549"/>
  </office:meta>
</office:document-meta>
</file>